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T1" style:family="text">
      <style:text-properties officeooo:rsid="000fb084"/>
    </style:style>
    <style:style style:name="T2" style:family="text">
      <style:text-properties officeooo:rsid="00127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3"/>
      <text:p text:style-name="P3">#include &lt;stdio.h&gt;</text:p>
      <text:p text:style-name="P3">#include &lt;stdlib.h&gt;</text:p>
      <text:p text:style-name="P3">struct node</text:p>
      <text:p text:style-name="P3">{</text:p>
      <text:p text:style-name="P3"><text:s text:c="4"/>int data;</text:p>
      <text:p text:style-name="P3"><text:s text:c="4"/>struct node *next; <text:s/></text:p>
      <text:p text:style-name="P3">};</text:p>
      <text:p text:style-name="P3">struct node *head;</text:p>
      <text:p text:style-name="P3"/>
      <text:p text:style-name="P3">void begin_insert()</text:p>
      <text:p text:style-name="P3">{</text:p>
      <text:p text:style-name="P3"><text:s text:c="4"/>struct node *ptr;</text:p>
      <text:p text:style-name="P3"><text:s text:c="4"/>int item;</text:p>
      <text:p text:style-name="P3"><text:s text:c="4"/>ptr=(struct node *) malloc(sizeof(struct node));</text:p>
      <text:p text:style-name="P3"><text:s text:c="4"/>if(ptr==NULL)</text:p>
      <text:p text:style-name="P3"><text:s text:c="8"/>printf("OVERFLOW!!!");</text:p>
      <text:p text:style-name="P3"><text:s text:c="4"/>else</text:p>
      <text:p text:style-name="P3"><text:s text:c="4"/>{</text:p>
      <text:p text:style-name="P3"><text:s text:c="8"/>printf("Enter the element : ");</text:p>
      <text:p text:style-name="P3"><text:s text:c="8"/>scanf("%d",&amp;item);</text:p>
      <text:p text:style-name="P3"><text:s text:c="8"/>ptr-&gt;data=item;</text:p>
      <text:p text:style-name="P3"><text:s text:c="8"/>ptr-&gt;next=head;</text:p>
      <text:p text:style-name="P3"><text:s text:c="8"/>head=ptr;</text:p>
      <text:p text:style-name="P3"><text:s text:c="8"/>printf("Node inserted...");</text:p>
      <text:p text:style-name="P3"><text:s text:c="4"/>}</text:p>
      <text:p text:style-name="P3">}</text:p>
      <text:p text:style-name="P3">void last_insert()</text:p>
      <text:p text:style-name="P3">{</text:p>
      <text:p text:style-name="P3"><text:s text:c="4"/>struct node *ptr,*temp;</text:p>
      <text:p text:style-name="P3"><text:s text:c="4"/>int item;</text:p>
      <text:p text:style-name="P3"><text:s text:c="4"/>ptr=(struct node *) malloc(sizeof(struct node));</text:p>
      <text:p text:style-name="P3"><text:s text:c="4"/>if(ptr==NULL)</text:p>
      <text:p text:style-name="P3"><text:s text:c="8"/>printf("OVERFLOW!!!");</text:p>
      <text:p text:style-name="P3"><text:s text:c="4"/>else</text:p>
      <text:p text:style-name="P3"><text:s text:c="4"/>{</text:p>
      <text:p text:style-name="P3"><text:s text:c="8"/>printf("Enter the element : ");</text:p>
      <text:p text:style-name="P3"><text:s text:c="8"/>scanf("%d",&amp;item);</text:p>
      <text:p text:style-name="P3"><text:s text:c="8"/>ptr-&gt;data=item;</text:p>
      <text:p text:style-name="P3"><text:s text:c="8"/>if(head==NULL)</text:p>
      <text:p text:style-name="P3"><text:s text:c="8"/>{</text:p>
      <text:p text:style-name="P3"><text:s text:c="12"/>ptr-&gt;next=NULL;</text:p>
      <text:p text:style-name="P3"><text:s text:c="12"/>head=ptr;</text:p>
      <text:p text:style-name="P3"><text:s text:c="8"/>}</text:p>
      <text:p text:style-name="P3"><text:s text:c="8"/>else</text:p>
      <text:p text:style-name="P3"><text:s text:c="8"/>{</text:p>
      <text:p text:style-name="P3"><text:s text:c="12"/>temp=head;</text:p>
      <text:p text:style-name="P3"><text:s text:c="12"/>while(temp-&gt;next!=NULL)</text:p>
      <text:p text:style-name="P3"><text:s text:c="16"/>temp=temp-&gt;next;</text:p>
      <text:p text:style-name="P3"><text:s text:c="12"/>temp-&gt;next=ptr;</text:p>
      <text:p text:style-name="P3"><text:s text:c="12"/>ptr-&gt;next=NULL;</text:p>
      <text:p text:style-name="P3"><text:soft-page-break/><text:s text:c="8"/>}</text:p>
      <text:p text:style-name="P3"><text:s text:c="8"/>printf("Node inserted...");</text:p>
      <text:p text:style-name="P3"><text:s text:c="4"/>}</text:p>
      <text:p text:style-name="P3">} <text:s text:c="30"/></text:p>
      <text:p text:style-name="P3">void random_insert()</text:p>
      <text:p text:style-name="P3">{</text:p>
      <text:p text:style-name="P3"><text:s text:c="4"/>int loc,i,item;</text:p>
      <text:p text:style-name="P3"><text:s text:c="4"/>struct node *ptr,*temp;</text:p>
      <text:p text:style-name="P3"><text:s text:c="4"/>ptr=(struct node *) malloc(sizeof(struct node));</text:p>
      <text:p text:style-name="P3"><text:s text:c="4"/>if(ptr==NULL)</text:p>
      <text:p text:style-name="P3"><text:s text:c="8"/>printf("OVERFLOW!!!");</text:p>
      <text:p text:style-name="P3"><text:s text:c="4"/>else</text:p>
      <text:p text:style-name="P3"><text:s text:c="4"/>{</text:p>
      <text:p text:style-name="P3"><text:s text:c="8"/>printf("Enter the location after which the node is to be insert : ");</text:p>
      <text:p text:style-name="P3"><text:s text:c="8"/>scanf("%d",&amp;loc);</text:p>
      <text:p text:style-name="P3"><text:s text:c="8"/>printf("Enter the element : ");</text:p>
      <text:p text:style-name="P3"><text:s text:c="8"/>scanf("%d",&amp;item);</text:p>
      <text:p text:style-name="P3"><text:s text:c="8"/>ptr-&gt;data=item;</text:p>
      <text:p text:style-name="P3"><text:s text:c="8"/>temp=head;</text:p>
      <text:p text:style-name="P3"><text:s text:c="8"/>for(i=1;i&lt;loc;i++)</text:p>
      <text:p text:style-name="P3"><text:s text:c="8"/>{</text:p>
      <text:p text:style-name="P3"><text:s text:c="12"/>temp=temp-&gt;next;</text:p>
      <text:p text:style-name="P3"><text:s text:c="12"/>if(temp==NULL)</text:p>
      <text:p text:style-name="P3"><text:s text:c="12"/>{</text:p>
      <text:p text:style-name="P3"><text:s text:c="16"/>printf("Cannot insert element...");</text:p>
      <text:p text:style-name="P3"><text:s text:c="16"/>return;</text:p>
      <text:p text:style-name="P3"><text:s text:c="12"/>}</text:p>
      <text:p text:style-name="P3"><text:s text:c="8"/>}</text:p>
      <text:p text:style-name="P3"><text:s text:c="8"/>ptr-&gt;next=temp-&gt;next;</text:p>
      <text:p text:style-name="P3"><text:s text:c="8"/>temp-&gt;next=ptr;</text:p>
      <text:p text:style-name="P3"><text:s text:c="8"/>printf("Node inserted...");</text:p>
      <text:p text:style-name="P3"><text:s text:c="4"/>}</text:p>
      <text:p text:style-name="P3">}</text:p>
      <text:p text:style-name="P3">void begin_dlt()</text:p>
      <text:p text:style-name="P3">{</text:p>
      <text:p text:style-name="P3"><text:s text:c="4"/>struct node *ptr;</text:p>
      <text:p text:style-name="P3"><text:s text:c="4"/>if(head==NULL)</text:p>
      <text:p text:style-name="P3"><text:s text:c="8"/>printf("Linked list is empty...");</text:p>
      <text:p text:style-name="P3"><text:s text:c="4"/>else</text:p>
      <text:p text:style-name="P3"><text:s text:c="4"/>{</text:p>
      <text:p text:style-name="P3"><text:s text:c="8"/>ptr=head;</text:p>
      <text:p text:style-name="P3"><text:s text:c="8"/>head=ptr-&gt;next;</text:p>
      <text:p text:style-name="P3"><text:s text:c="8"/>free(ptr);</text:p>
      <text:p text:style-name="P3"><text:s text:c="8"/>printf("Node deleted...");</text:p>
      <text:p text:style-name="P3"><text:s text:c="4"/>}</text:p>
      <text:p text:style-name="P3">}</text:p>
      <text:p text:style-name="P3">void last_dlt()</text:p>
      <text:p text:style-name="P3">{</text:p>
      <text:p text:style-name="P3"><text:s text:c="4"/>struct node *ptr,*ptr1;</text:p>
      <text:p text:style-name="P3"><text:s text:c="4"/>if(head==NULL)</text:p>
      <text:p text:style-name="P3"><text:s text:c="8"/>printf("Linked list is empty...");</text:p>
      <text:p text:style-name="P3"><text:s text:c="4"/>else if(head-&gt;next==NULL)</text:p>
      <text:p text:style-name="P3"><text:soft-page-break/><text:s text:c="4"/>{</text:p>
      <text:p text:style-name="P3"><text:s text:c="8"/>head=NULL;</text:p>
      <text:p text:style-name="P3"><text:s text:c="8"/>free(head);</text:p>
      <text:p text:style-name="P3"><text:s text:c="8"/>printf("The only node in the list is deleted...");</text:p>
      <text:p text:style-name="P3"><text:s text:c="4"/>}</text:p>
      <text:p text:style-name="P3"><text:s text:c="4"/>else</text:p>
      <text:p text:style-name="P3"><text:s text:c="4"/>{</text:p>
      <text:p text:style-name="P3"><text:s text:c="8"/>ptr=head;</text:p>
      <text:p text:style-name="P3"><text:s text:c="8"/>while(ptr-&gt;next!=NULL)</text:p>
      <text:p text:style-name="P3"><text:s text:c="8"/>{</text:p>
      <text:p text:style-name="P3"><text:s text:c="12"/>ptr1=ptr;</text:p>
      <text:p text:style-name="P3"><text:s text:c="12"/>ptr=ptr-&gt;next;</text:p>
      <text:p text:style-name="P3"><text:s text:c="8"/>}</text:p>
      <text:p text:style-name="P3"><text:s text:c="8"/>ptr1-&gt;next=NULL;</text:p>
      <text:p text:style-name="P3"><text:s text:c="8"/>free(ptr);</text:p>
      <text:p text:style-name="P3"><text:s text:c="8"/>printf("Node deleted...");</text:p>
      <text:p text:style-name="P3"><text:s text:c="4"/>}</text:p>
      <text:p text:style-name="P3">}</text:p>
      <text:p text:style-name="P3">void random_dlt()</text:p>
      <text:p text:style-name="P3">{</text:p>
      <text:p text:style-name="P3"><text:s text:c="4"/>struct node *ptr,*ptr1;</text:p>
      <text:p text:style-name="P3"><text:s text:c="4"/>int loc,i;</text:p>
      <text:p text:style-name="P3"><text:s text:c="4"/>printf("Enter the location after which the node is to be deleted : ");</text:p>
      <text:p text:style-name="P3"><text:s text:c="4"/>scanf("%d",&amp;loc);</text:p>
      <text:p text:style-name="P3"><text:s text:c="4"/>ptr=head;</text:p>
      <text:p text:style-name="P3"><text:s text:c="4"/>for(i=0;i&lt;loc;i++)</text:p>
      <text:p text:style-name="P3"><text:s text:c="4"/>{</text:p>
      <text:p text:style-name="P3"><text:s text:c="8"/>ptr1=ptr;</text:p>
      <text:p text:style-name="P3"><text:s text:c="8"/>ptr=ptr-&gt;next;</text:p>
      <text:p text:style-name="P3"><text:s text:c="8"/>if(ptr==NULL)</text:p>
      <text:p text:style-name="P3"><text:s text:c="8"/>{</text:p>
      <text:p text:style-name="P3"><text:s text:c="12"/>printf("cannot delete element...");</text:p>
      <text:p text:style-name="P3"><text:s text:c="12"/>return;</text:p>
      <text:p text:style-name="P3"><text:s text:c="8"/>}</text:p>
      <text:p text:style-name="P3"><text:s text:c="4"/>}</text:p>
      <text:p text:style-name="P3"><text:s text:c="4"/>ptr1-&gt;next=ptr-&gt;next;</text:p>
      <text:p text:style-name="P3"><text:s text:c="4"/>free(ptr);</text:p>
      <text:p text:style-name="P3"><text:s text:c="4"/>printf("Deleted element from location %d",loc+1);</text:p>
      <text:p text:style-name="P3">}</text:p>
      <text:p text:style-name="P3">void display()</text:p>
      <text:p text:style-name="P3">{</text:p>
      <text:p text:style-name="P3"><text:s text:c="4"/>struct node *ptr;</text:p>
      <text:p text:style-name="P3"><text:s text:c="4"/>ptr=head;</text:p>
      <text:p text:style-name="P3"><text:s text:c="4"/>if(ptr==NULL)</text:p>
      <text:p text:style-name="P3"><text:s text:c="8"/>printf("Nothing to print...");</text:p>
      <text:p text:style-name="P3"><text:s text:c="4"/>else</text:p>
      <text:p text:style-name="P3"><text:s text:c="4"/>{</text:p>
      <text:p text:style-name="P3"><text:s text:c="8"/>printf("Printing linked list...");</text:p>
      <text:p text:style-name="P3"><text:s text:c="8"/>while(ptr!=NULL)</text:p>
      <text:p text:style-name="P3"><text:s text:c="8"/>{</text:p>
      <text:p text:style-name="P3"><text:s text:c="12"/>printf("\n%d",ptr-&gt;data);</text:p>
      <text:p text:style-name="P3"><text:s text:c="12"/>ptr=ptr-&gt;next;</text:p>
      <text:p text:style-name="P3"><text:soft-page-break/><text:s text:c="8"/>}</text:p>
      <text:p text:style-name="P3"><text:s text:c="4"/>}</text:p>
      <text:p text:style-name="P3">}</text:p>
      <text:p text:style-name="P3">void search()</text:p>
      <text:p text:style-name="P3">{</text:p>
      <text:p text:style-name="P3"><text:s text:c="4"/>struct node *ptr;</text:p>
      <text:p text:style-name="P3"><text:s text:c="4"/>int i=0,item,flag=0;</text:p>
      <text:p text:style-name="P3"><text:s text:c="4"/>if(head==NULL)</text:p>
      <text:p text:style-name="P3"><text:s text:c="8"/>printf("Linked list is empty...");</text:p>
      <text:p text:style-name="P3"><text:s text:c="4"/>else</text:p>
      <text:p text:style-name="P3"><text:s text:c="4"/>{</text:p>
      <text:p text:style-name="P3"><text:s text:c="8"/>ptr=head;</text:p>
      <text:p text:style-name="P3"><text:s text:c="8"/>printf("Enter the element to be searched : ");</text:p>
      <text:p text:style-name="P3"><text:s text:c="8"/>scanf("%d",&amp;item);</text:p>
      <text:p text:style-name="P3"><text:s text:c="8"/>while(ptr!=NULL)</text:p>
      <text:p text:style-name="P3"><text:s text:c="8"/>{</text:p>
      <text:p text:style-name="P3"><text:s text:c="12"/>if(ptr-&gt;data==item)</text:p>
      <text:p text:style-name="P3"><text:s text:c="12"/>{</text:p>
      <text:p text:style-name="P3"><text:s text:c="16"/>printf("Item was found at location %d",i+1);</text:p>
      <text:p text:style-name="P3"><text:s text:c="16"/>return;</text:p>
      <text:p text:style-name="P3"><text:s text:c="12"/>}</text:p>
      <text:p text:style-name="P3"><text:s text:c="12"/>else</text:p>
      <text:p text:style-name="P3"><text:s text:c="16"/>flag=1;</text:p>
      <text:p text:style-name="P3"><text:s text:c="12"/>i++;</text:p>
      <text:p text:style-name="P3"><text:s text:c="12"/>ptr=ptr-&gt;next;</text:p>
      <text:p text:style-name="P3"><text:s text:c="8"/>}</text:p>
      <text:p text:style-name="P3"><text:s text:c="8"/>if(flag==1)</text:p>
      <text:p text:style-name="P3"><text:s text:c="12"/>printf("Item not found");</text:p>
      <text:p text:style-name="P3"><text:s text:c="4"/>}</text:p>
      <text:p text:style-name="P3">}</text:p>
      <text:p text:style-name="P3"/>
      <text:p text:style-name="P3">int main()</text:p>
      <text:p text:style-name="P3">{</text:p>
      <text:p text:style-name="P3"><text:s text:c="4"/>int ch=0;</text:p>
      <text:p text:style-name="P3"><text:s text:c="4"/>printf("____LINKED LIST____");</text:p>
      <text:p text:style-name="P3"><text:s text:c="4"/>while(ch!=9)</text:p>
      <text:p text:style-name="P3"><text:s text:c="4"/>{</text:p>
      <text:p text:style-name="P3"><text:s text:c="8"/>printf("\n___Main Menu___");</text:p>
      <text:p text:style-name="P3"><text:s text:c="8"/>printf("\n1.Insert to beginning\n2.Insert to the last\n3.Insert to a given position\n4.Delete from the beginning\n5.Delete from the last\n6.Delete from given po<text:span text:style-name="T2">si</text:span>tion\n7.Display\n8.Search an element\n9.Exit\n");</text:p>
      <text:p text:style-name="P3"><text:s text:c="8"/>printf("Enter your choice : ");</text:p>
      <text:p text:style-name="P3"><text:s text:c="8"/>scanf("%d",&amp;ch);</text:p>
      <text:p text:style-name="P3"><text:s text:c="8"/>switch(ch)</text:p>
      <text:p text:style-name="P3"><text:s text:c="8"/>{</text:p>
      <text:p text:style-name="P3"><text:s text:c="12"/>case 1 : begin_insert();</text:p>
      <text:p text:style-name="P3"><text:s text:c="20"/>break;</text:p>
      <text:p text:style-name="P3"><text:s text:c="12"/>case 2 : last_insert();</text:p>
      <text:p text:style-name="P3"><text:s text:c="20"/>break;</text:p>
      <text:p text:style-name="P3"><text:s text:c="12"/>case 3 : random_insert();</text:p>
      <text:p text:style-name="P3"><text:s text:c="20"/>break;</text:p>
      <text:p text:style-name="P3"><text:s text:c="12"/>case 4 : begin_dlt();</text:p>
      <text:p text:style-name="P3"><text:soft-page-break/><text:s text:c="20"/>break;</text:p>
      <text:p text:style-name="P3"><text:s text:c="12"/>case 5 : last_dlt();</text:p>
      <text:p text:style-name="P3"><text:s text:c="20"/>break;</text:p>
      <text:p text:style-name="P3"><text:s text:c="12"/>case 6 : random_dlt();</text:p>
      <text:p text:style-name="P3"><text:s text:c="20"/>break;</text:p>
      <text:p text:style-name="P3"><text:s text:c="12"/>case 7 : display();</text:p>
      <text:p text:style-name="P3"><text:s text:c="20"/>break;</text:p>
      <text:p text:style-name="P3"><text:s text:c="12"/>case 8 : search();</text:p>
      <text:p text:style-name="P3"><text:s text:c="20"/>break;</text:p>
      <text:p text:style-name="P3"><text:s text:c="12"/>case 9 : break;</text:p>
      <text:p text:style-name="P3"><text:s text:c="12"/>default : printf("Invalid choice!!!");</text:p>
      <text:p text:style-name="P3"><text:s text:c="20"/>break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2"/>
      <text:p text:style-name="P1">OUTPUT:</text:p>
      <text:p text:style-name="P1"/>
      <text:p text:style-name="P4">____LINKED LIST____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1</text:p>
      <text:p text:style-name="P4">Enter the element : 1</text:p>
      <text:p text:style-name="P4">Node inserted...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2</text:p>
      <text:p text:style-name="P4">Enter the element : 2</text:p>
      <text:p text:style-name="P4">Node inserted...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<text:soft-page-break/>6.Delete from given position</text:p>
      <text:p text:style-name="P4">7.Display</text:p>
      <text:p text:style-name="P4">8.Search an element</text:p>
      <text:p text:style-name="P4">9.Exit</text:p>
      <text:p text:style-name="P4">Enter your choice : 7</text:p>
      <text:p text:style-name="P4">Printing linked list...</text:p>
      <text:p text:style-name="P4">1</text:p>
      <text:p text:style-name="P4">2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3</text:p>
      <text:p text:style-name="P4">Enter the location after which the node is to be insert : 1</text:p>
      <text:p text:style-name="P4">Enter the element : 3</text:p>
      <text:p text:style-name="P4">Node inserted...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7</text:p>
      <text:p text:style-name="P4">Printing linked list...</text:p>
      <text:p text:style-name="P4">1</text:p>
      <text:p text:style-name="P4">3</text:p>
      <text:p text:style-name="P4">2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4</text:p>
      <text:p text:style-name="P4">Node deleted...</text:p>
      <text:p text:style-name="P4">___Main Menu___</text:p>
      <text:p text:style-name="P4">1.Insert to beginning</text:p>
      <text:p text:style-name="P4">2.Insert to the last</text:p>
      <text:p text:style-name="P4"><text:soft-page-break/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7</text:p>
      <text:p text:style-name="P4">Printing linked list...</text:p>
      <text:p text:style-name="P4">3</text:p>
      <text:p text:style-name="P4">2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5</text:p>
      <text:p text:style-name="P4">Node deleted...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7</text:p>
      <text:p text:style-name="P4">Printing linked list...</text:p>
      <text:p text:style-name="P4">3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1</text:p>
      <text:p text:style-name="P4">Enter the element : 4</text:p>
      <text:p text:style-name="P4">Node inserted...</text:p>
      <text:p text:style-name="P4">___Main Menu___</text:p>
      <text:p text:style-name="P4">1.Insert to beginning</text:p>
      <text:p text:style-name="P4">2.Insert to the last</text:p>
      <text:p text:style-name="P4"><text:soft-page-break/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8</text:p>
      <text:p text:style-name="P4">Enter the element to be searched : 4</text:p>
      <text:p text:style-name="P4">Item was found at location 1</text:p>
      <text:p text:style-name="P4">___Main Menu___</text:p>
      <text:p text:style-name="P4">1.Insert to beginning</text:p>
      <text:p text:style-name="P4">2.Insert to the last</text:p>
      <text:p text:style-name="P4">3.Insert to a given position</text:p>
      <text:p text:style-name="P4">4.Delete from the beginning</text:p>
      <text:p text:style-name="P4">5.Delete from the last</text:p>
      <text:p text:style-name="P4">6.Delete from given position</text:p>
      <text:p text:style-name="P4">7.Display</text:p>
      <text:p text:style-name="P4">8.Search an element</text:p>
      <text:p text:style-name="P4">9.Exit</text:p>
      <text:p text:style-name="P4">Enter your choice : 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7T20:32:35.488000000</dc:date>
    <meta:editing-duration>PT55M15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8" meta:paragraph-count="378" meta:word-count="925" meta:character-count="7682" meta:non-whitespace-character-count="5594"/>
  </office:meta>
</office:document-meta>
</file>